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F8853046BB9F3BC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6.032cm, 26.219cm, 2.427cm, 6.554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Image with transparency 1" draw:style-name="gr1" draw:text-style-name="P1" svg:width="22.355cm" svg:height="29.645cm" svg:x="-3.103cm" svg:y="-1.946cm"><draw:image xlink:href="Pictures/100000010000078000000438F8853046BB9F3BCC.png" xlink:type="simple" xlink:show="embed" xlink:actuate="onLoad" draw:mime-type="image/png"><text:p/></draw:image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3T16:53:36.442362218</meta:creation-date>
    <dc:date>2022-06-23T16:54:41.210156293</dc:date>
    <meta:editing-duration>PT1M5S</meta:editing-duration>
    <meta:editing-cycles>1</meta:editing-cycles>
    <meta:generator>LibreOffice/7.2.6.2$Linux_X86_64 LibreOffice_project/2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